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paragraph-rsid="000a03b0"/>
    </style:style>
    <style:style style:name="P2" style:family="paragraph" style:parent-style-name="Standard">
      <style:paragraph-properties fo:line-height="200%"/>
      <style:text-properties officeooo:paragraph-rsid="000b9217"/>
    </style:style>
    <style:style style:name="P3" style:family="paragraph" style:parent-style-name="Standard">
      <style:paragraph-properties fo:line-height="200%"/>
      <style:text-properties officeooo:paragraph-rsid="003c1401"/>
    </style:style>
    <style:style style:name="P4" style:family="paragraph" style:parent-style-name="Standard">
      <style:paragraph-properties fo:line-height="200%"/>
      <style:text-properties officeooo:paragraph-rsid="00520502"/>
    </style:style>
    <style:style style:name="P5" style:family="paragraph" style:parent-style-name="Standard">
      <style:paragraph-properties fo:line-height="200%"/>
      <style:text-properties officeooo:paragraph-rsid="005e3b96"/>
    </style:style>
    <style:style style:name="P6" style:family="paragraph" style:parent-style-name="Standard">
      <style:paragraph-properties fo:line-height="200%"/>
      <style:text-properties officeooo:paragraph-rsid="0068a40f"/>
    </style:style>
    <style:style style:name="P7" style:family="paragraph" style:parent-style-name="Standard">
      <style:text-properties officeooo:paragraph-rsid="0056729a"/>
    </style:style>
    <style:style style:name="P8" style:family="paragraph" style:parent-style-name="Standard">
      <style:paragraph-properties fo:line-height="200%" fo:break-before="page"/>
      <style:text-properties officeooo:paragraph-rsid="000a03b0"/>
    </style:style>
    <style:style style:name="P9" style:family="paragraph" style:parent-style-name="Text_20_body">
      <style:paragraph-properties fo:text-align="center" style:justify-single-word="false"/>
      <style:text-properties officeooo:paragraph-rsid="0059188a"/>
    </style:style>
    <style:style style:name="P10" style:family="paragraph" style:parent-style-name="Text_20_body">
      <style:paragraph-properties fo:text-align="center" style:justify-single-word="false"/>
      <style:text-properties fo:font-size="12pt" officeooo:paragraph-rsid="0059188a" style:font-size-asian="12pt" style:font-size-complex="12pt"/>
    </style:style>
    <style:style style:name="P11" style:family="paragraph" style:parent-style-name="Heading_20_1">
      <style:paragraph-properties fo:text-align="center" style:justify-single-word="false"/>
      <style:text-properties style:font-name="Times New Roman" fo:font-size="22pt" officeooo:paragraph-rsid="0059188a" style:font-size-asian="22pt" style:font-size-complex="22pt"/>
    </style:style>
    <style:style style:name="P12" style:family="paragraph" style:parent-style-name="Heading_20_3">
      <style:paragraph-properties fo:text-align="center" style:justify-single-word="false" fo:break-before="page"/>
      <style:text-properties style:font-name="Times New Roman"/>
    </style:style>
    <style:style style:name="T1" style:family="text">
      <style:text-properties officeooo:rsid="000a03b0"/>
    </style:style>
    <style:style style:name="T2" style:family="text">
      <style:text-properties officeooo:rsid="000b9217"/>
    </style:style>
    <style:style style:name="T3" style:family="text">
      <style:text-properties officeooo:rsid="000c72fa"/>
    </style:style>
    <style:style style:name="T4" style:family="text">
      <style:text-properties officeooo:rsid="000e695c"/>
    </style:style>
    <style:style style:name="T5" style:family="text">
      <style:text-properties officeooo:rsid="00103aa4"/>
    </style:style>
    <style:style style:name="T6" style:family="text">
      <style:text-properties officeooo:rsid="00104417"/>
    </style:style>
    <style:style style:name="T7" style:family="text">
      <style:text-properties officeooo:rsid="00112674"/>
    </style:style>
    <style:style style:name="T8" style:family="text">
      <style:text-properties officeooo:rsid="0012887c"/>
    </style:style>
    <style:style style:name="T9" style:family="text">
      <style:text-properties officeooo:rsid="0013d044"/>
    </style:style>
    <style:style style:name="T10" style:family="text">
      <style:text-properties officeooo:rsid="0015a794"/>
    </style:style>
    <style:style style:name="T11" style:family="text">
      <style:text-properties officeooo:rsid="00170534"/>
    </style:style>
    <style:style style:name="T12" style:family="text">
      <style:text-properties officeooo:rsid="00191c9a"/>
    </style:style>
    <style:style style:name="T13" style:family="text">
      <style:text-properties officeooo:rsid="001962d4"/>
    </style:style>
    <style:style style:name="T14" style:family="text">
      <style:text-properties officeooo:rsid="001a0fff"/>
    </style:style>
    <style:style style:name="T15" style:family="text">
      <style:text-properties officeooo:rsid="001b56b0"/>
    </style:style>
    <style:style style:name="T16" style:family="text">
      <style:text-properties officeooo:rsid="001c3451"/>
    </style:style>
    <style:style style:name="T17" style:family="text">
      <style:text-properties officeooo:rsid="001c81e1"/>
    </style:style>
    <style:style style:name="T18" style:family="text">
      <style:text-properties officeooo:rsid="001e2371"/>
    </style:style>
    <style:style style:name="T19" style:family="text">
      <style:text-properties officeooo:rsid="001effee"/>
    </style:style>
    <style:style style:name="T20" style:family="text">
      <style:text-properties officeooo:rsid="001fa379"/>
    </style:style>
    <style:style style:name="T21" style:family="text">
      <style:text-properties fo:font-style="italic"/>
    </style:style>
    <style:style style:name="T22" style:family="text">
      <style:text-properties fo:font-style="italic" officeooo:rsid="000a03b0" style:font-style-asian="italic" style:font-style-complex="italic"/>
    </style:style>
    <style:style style:name="T23" style:family="text">
      <style:text-properties fo:font-style="italic" officeooo:rsid="0015a794" style:font-style-asian="italic" style:font-style-complex="italic"/>
    </style:style>
    <style:style style:name="T24" style:family="text">
      <style:text-properties fo:font-style="italic" officeooo:rsid="00442feb" style:font-style-asian="italic" style:font-style-complex="italic"/>
    </style:style>
    <style:style style:name="T25" style:family="text">
      <style:text-properties fo:font-style="italic" officeooo:rsid="00649b03" style:font-style-asian="italic" style:font-style-complex="italic"/>
    </style:style>
    <style:style style:name="T26" style:family="text">
      <style:text-properties fo:font-style="italic" officeooo:rsid="000a03b0"/>
    </style:style>
    <style:style style:name="T27" style:family="text">
      <style:text-properties officeooo:rsid="002121a5"/>
    </style:style>
    <style:style style:name="T28" style:family="text">
      <style:text-properties officeooo:rsid="002190a5"/>
    </style:style>
    <style:style style:name="T29" style:family="text">
      <style:text-properties officeooo:rsid="0021eca0"/>
    </style:style>
    <style:style style:name="T30" style:family="text">
      <style:text-properties officeooo:rsid="00232d16"/>
    </style:style>
    <style:style style:name="T31" style:family="text">
      <style:text-properties officeooo:rsid="0024f58a"/>
    </style:style>
    <style:style style:name="T32" style:family="text">
      <style:text-properties officeooo:rsid="0025c357"/>
    </style:style>
    <style:style style:name="T33" style:family="text">
      <style:text-properties officeooo:rsid="0027d668"/>
    </style:style>
    <style:style style:name="T34" style:family="text">
      <style:text-properties officeooo:rsid="002908ee"/>
    </style:style>
    <style:style style:name="T35" style:family="text">
      <style:text-properties officeooo:rsid="00292471"/>
    </style:style>
    <style:style style:name="T36" style:family="text">
      <style:text-properties officeooo:rsid="002b69f0"/>
    </style:style>
    <style:style style:name="T37" style:family="text">
      <style:text-properties officeooo:rsid="002d5ebd"/>
    </style:style>
    <style:style style:name="T38" style:family="text">
      <style:text-properties officeooo:rsid="002ed77c"/>
    </style:style>
    <style:style style:name="T39" style:family="text">
      <style:text-properties officeooo:rsid="00309fda"/>
    </style:style>
    <style:style style:name="T40" style:family="text">
      <style:text-properties officeooo:rsid="003496a9"/>
    </style:style>
    <style:style style:name="T41" style:family="text">
      <style:text-properties officeooo:rsid="00354dc4"/>
    </style:style>
    <style:style style:name="T42" style:family="text">
      <style:text-properties officeooo:rsid="0035bbee"/>
    </style:style>
    <style:style style:name="T43" style:family="text">
      <style:text-properties officeooo:rsid="00379379"/>
    </style:style>
    <style:style style:name="T44" style:family="text">
      <style:text-properties officeooo:rsid="003986dc"/>
    </style:style>
    <style:style style:name="T45" style:family="text">
      <style:text-properties officeooo:rsid="003a95e2"/>
    </style:style>
    <style:style style:name="T46" style:family="text">
      <style:text-properties officeooo:rsid="003c1401"/>
    </style:style>
    <style:style style:name="T47" style:family="text">
      <style:text-properties officeooo:rsid="003c7ed2"/>
    </style:style>
    <style:style style:name="T48" style:family="text">
      <style:text-properties officeooo:rsid="003e6dae"/>
    </style:style>
    <style:style style:name="T49" style:family="text">
      <style:text-properties officeooo:rsid="003fdae7"/>
    </style:style>
    <style:style style:name="T50" style:family="text">
      <style:text-properties officeooo:rsid="00405c61"/>
    </style:style>
    <style:style style:name="T51" style:family="text">
      <style:text-properties officeooo:rsid="0045e2c0"/>
    </style:style>
    <style:style style:name="T52" style:family="text">
      <style:text-properties officeooo:rsid="00474ce7"/>
    </style:style>
    <style:style style:name="T53" style:family="text">
      <style:text-properties officeooo:rsid="0049280d"/>
    </style:style>
    <style:style style:name="T54" style:family="text">
      <style:text-properties officeooo:rsid="004a707c"/>
    </style:style>
    <style:style style:name="T55" style:family="text">
      <style:text-properties officeooo:rsid="004a821a"/>
    </style:style>
    <style:style style:name="T56" style:family="text">
      <style:text-properties officeooo:rsid="004bb9b9"/>
    </style:style>
    <style:style style:name="T57" style:family="text">
      <style:text-properties officeooo:rsid="004d5199"/>
    </style:style>
    <style:style style:name="T58" style:family="text">
      <style:text-properties officeooo:rsid="004edd83"/>
    </style:style>
    <style:style style:name="T59" style:family="text">
      <style:text-properties officeooo:rsid="005018ff"/>
    </style:style>
    <style:style style:name="T60" style:family="text">
      <style:text-properties officeooo:rsid="0050c7a7"/>
    </style:style>
    <style:style style:name="T61" style:family="text">
      <style:text-properties officeooo:rsid="0051b32a"/>
    </style:style>
    <style:style style:name="T62" style:family="text">
      <style:text-properties officeooo:rsid="00520502"/>
    </style:style>
    <style:style style:name="T63" style:family="text">
      <style:text-properties officeooo:rsid="0052dbd3"/>
    </style:style>
    <style:style style:name="T64" style:family="text">
      <style:text-properties officeooo:rsid="0056729a"/>
    </style:style>
    <style:style style:name="T65" style:family="text">
      <style:text-properties officeooo:rsid="00586e0b"/>
    </style:style>
    <style:style style:name="T66" style:family="text">
      <style:text-properties officeooo:rsid="00589176"/>
    </style:style>
    <style:style style:name="T67" style:family="text">
      <style:text-properties style:font-name="Times New Roman" fo:font-size="22pt" officeooo:rsid="00586e0b" style:font-size-asian="22pt" style:font-size-complex="22pt"/>
    </style:style>
    <style:style style:name="T68" style:family="text">
      <style:text-properties style:font-name="Times New Roman" officeooo:rsid="0059188a"/>
    </style:style>
    <style:style style:name="T69" style:family="text">
      <style:text-properties officeooo:rsid="0059ac1a"/>
    </style:style>
    <style:style style:name="T70" style:family="text">
      <style:text-properties officeooo:rsid="005e3b96"/>
    </style:style>
    <style:style style:name="T71" style:family="text">
      <style:text-properties fo:font-style="normal" officeooo:rsid="000a03b0" style:font-style-asian="normal" style:font-style-complex="normal"/>
    </style:style>
    <style:style style:name="T72" style:family="text">
      <style:text-properties officeooo:rsid="005e46b3"/>
    </style:style>
    <style:style style:name="T73" style:family="text">
      <style:text-properties officeooo:rsid="006245c1"/>
    </style:style>
    <style:style style:name="T74" style:family="text">
      <style:text-properties officeooo:rsid="006407d6"/>
    </style:style>
    <style:style style:name="T75" style:family="text">
      <style:text-properties officeooo:rsid="00649b03"/>
    </style:style>
    <style:style style:name="T76" style:family="text">
      <style:text-properties officeooo:rsid="0066abd7"/>
    </style:style>
    <style:style style:name="T77" style:family="text">
      <style:text-properties officeooo:rsid="00685f3a"/>
    </style:style>
    <style:style style:name="T78" style:family="text">
      <style:text-properties officeooo:rsid="0068a40f"/>
    </style:style>
    <style:style style:name="T79" style:family="text">
      <style:text-properties officeooo:rsid="006962e7"/>
    </style:style>
    <style:style style:name="T80" style:family="text">
      <style:text-properties officeooo:rsid="0069bb77"/>
    </style:style>
    <style:style style:name="T81" style:family="text">
      <style:text-properties officeooo:rsid="006a9f63"/>
    </style:style>
    <style:style style:name="T82" style:family="text">
      <style:text-properties officeooo:rsid="006b038c"/>
    </style:style>
    <style:style style:name="T83" style:family="text">
      <style:text-properties officeooo:rsid="006c40a4"/>
    </style:style>
    <style:style style:name="T84" style:family="text">
      <style:text-properties officeooo:rsid="006f722b"/>
    </style:style>
    <style:style style:name="T85" style:family="text">
      <style:text-properties officeooo:rsid="006fb148"/>
    </style:style>
    <style:style style:name="T86" style:family="text">
      <style:text-properties officeooo:rsid="007072b2"/>
    </style:style>
    <style:style style:name="T87" style:family="text">
      <style:text-properties officeooo:rsid="00715bcc"/>
    </style:style>
    <style:style style:name="T88" style:family="text">
      <style:text-properties officeooo:rsid="00727140"/>
    </style:style>
    <style:style style:name="T89" style:family="text">
      <style:text-properties officeooo:rsid="0073790f"/>
    </style:style>
    <style:style style:name="T90" style:family="text">
      <style:text-properties officeooo:rsid="00745dcf"/>
    </style:style>
    <style:style style:name="T91" style:family="text">
      <style:text-properties officeooo:rsid="0075c654"/>
    </style:style>
    <style:style style:name="T92" style:family="text">
      <style:text-properties officeooo:rsid="0076e8b9"/>
    </style:style>
    <style:style style:name="T93" style:family="text">
      <style:text-properties officeooo:rsid="00773293"/>
    </style:style>
    <style:style style:name="T94" style:family="text">
      <style:text-properties officeooo:rsid="007789e7"/>
    </style:style>
    <style:style style:name="T95" style:family="text">
      <style:text-properties officeooo:rsid="0078ae50"/>
    </style:style>
    <style:style style:name="T96" style:family="text">
      <style:text-properties officeooo:rsid="007acfe8"/>
    </style:style>
    <style:style style:name="T97" style:family="text">
      <style:text-properties officeooo:rsid="007c2a2c"/>
    </style:style>
    <style:style style:name="T98" style:family="text">
      <style:text-properties officeooo:rsid="007cd421"/>
    </style:style>
    <style:style style:name="T99" style:family="text">
      <style:text-properties officeooo:rsid="007eaeca"/>
    </style:style>
    <style:style style:name="T100" style:family="text">
      <style:text-properties officeooo:rsid="007f89c8"/>
    </style:style>
    <style:style style:name="T101" style:family="text">
      <style:text-properties officeooo:rsid="0080d071"/>
    </style:style>
    <style:style style:name="T102" style:family="text">
      <style:text-properties officeooo:rsid="0081c1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pan text:style-name="T66"/></text:h>
      <text:h text:style-name="P11" text:outline-level="1"><text:span text:style-name="T66"/></text:h>
      <text:h text:style-name="P11" text:outline-level="1"><text:span text:style-name="T66"/></text:h>
      <text:h text:style-name="P11" text:outline-level="1"><text:span text:style-name="T66"/></text:h>
      <text:h text:style-name="P11" text:outline-level="1"><text:span text:style-name="T66"/></text:h>
      <text:h text:style-name="P11" text:outline-level="1"><text:span text:style-name="T66"/></text:h>
      <text:h text:style-name="P11" text:outline-level="1"><text:span text:style-name="T66">Smelling as Sweet</text:span><text:span text:style-name="T65">: Lamentations on an Uncommon Name and Affordances for Cognitive Freedoms</text:span></text:h>
      <text:p text:style-name="P9"><text:span text:style-name="T67"/></text:p>
      <text:p text:style-name="P9"><text:span text:style-name="T67"/></text:p>
      <text:p text:style-name="P10"><text:span text:style-name="T68"/></text:p>
      <text:p text:style-name="P10"><text:span text:style-name="T68"/></text:p>
      <text:p text:style-name="P10"><text:span text:style-name="T68"/></text:p>
      <text:p text:style-name="P10"><text:span text:style-name="T68"/></text:p>
      <text:p text:style-name="P10"><text:span text:style-name="T68"/></text:p>
      <text:p text:style-name="P10"><text:span text:style-name="T68"/></text:p>
      <text:p text:style-name="P10"><text:span text:style-name="T68"/></text:p>
      <text:p text:style-name="P10"><text:span text:style-name="T68"/></text:p>
      <text:p text:style-name="P10"><text:span text:style-name="T68"/></text:p>
      <text:p text:style-name="P10"><text:span text:style-name="T68">Alexander Maguire</text:span></text:p>
      <text:p text:style-name="P10"><text:span text:style-name="T68">20396195</text:span></text:p>
      <text:p text:style-name="P10"><text:span text:style-name="T68">2013-12-02</text:span></text:p>
      <text:p text:style-name="P10"><text:span text:style-name="T68">ENGL 140R-001</text:span></text:p>
      <text:p text:style-name="P1"><text:span text:style-name="T1"/></text:p>
      <text:p text:style-name="P8"><text:span text:style-name="T1"><text:tab/>At the tender age of two, during a lengthy ferry ride, I somehow managed to independently sneak into the men's bathroom </text:span><text:span text:style-name="T16">by throwing my weight against the inwardly-opening door</text:span><text:span text:style-name="T1">. My mother, fearing for the worst, found </text:span><text:span text:style-name="T89">a crew</text:span><text:span text:style-name="T90">s</text:span><text:span text:style-name="T89">person</text:span><text:span text:style-name="T1"> and put the entire ship on </text:span><text:span text:style-name="T17">alert in a desperate</text:span><text:span text:style-name="T1"> </text:span><text:span text:style-name="T18">search</text:span><text:span text:style-name="T1"> for me </text:span><text:span text:style-name="T19">and my whereabouts</text:span><text:span text:style-name="T1">. Surprisingly enough, the request over the intercom that a two year old "please report to the </text:span><text:span text:style-name="T89">p</text:span><text:span text:style-name="T1">urser's office" went unfulfilled, but before long I was found by a good </text:span><text:span text:style-name="T5">Samaritan</text:span><text:span text:style-name="T1">, who </text:span><text:span text:style-name="T91">gently </text:span><text:span text:style-name="T1">asked </text:span><text:span text:style-name="T91">if I was Alex Maguire. </text:span><text:span text:style-name="T92">As the legend goes, </text:span><text:span text:style-name="T1">I reportedly replied </text:span><text:span text:style-name="T93">to him,</text:span><text:span text:style-name="T1"> "no, I'm </text:span><text:span text:style-name="T15">B</text:span><text:span text:style-name="T1">aby."</text:span></text:p>
      <text:p text:style-name="P1"><text:span text:style-name="T1"><text:tab/>Though I had been named Alexander Graham Maguire, on the day of my birth (which despite my mother's claims that it </text:span><text:span text:style-name="T13">was to give me options if I didn't like it –</text:span><text:span text:style-name="T1"> "multi-purpose" </text:span><text:span text:style-name="T13">in her words </text:span><text:span text:style-name="T94">–</text:span><text:span text:style-name="T13"> </text:span><text:span text:style-name="T1"><text:s/>I </text:span><text:span text:style-name="T13">consider to be a bad joke on the part of my father, Graham, a man rather enamored with telephones</text:span><text:span text:style-name="T1">), it wasn't until shortly after the aforementioned incident that my parents began calling me by my given name, </text:span><text:span text:style-name="T20">instead of relying on my unambiguous status of being the only baby in the household.</text:span></text:p>
      <text:p text:style-name="P1"><text:span text:style-name="T1"><text:tab/>For the next 16 years of my life, I toiled away known as Alex. It was a name I had never truly </text:span><text:span text:style-name="T14">liked, let alone </text:span><text:span text:style-name="T1">identified with, but it was my name. That's what I had. Unfortunately, it was also a name that many other people in my peer group had – being the 22nd most popular name for boys in the year of my birth </text:span><text:span text:style-name="T64">(“Top Names of the 1990s”)</text:span><text:span text:style-name="T1">. </text:span></text:p>
      <text:p text:style-name="P1"><text:span text:style-name="T1"><text:tab/>One day, only a few weeks after my </text:span><text:span text:style-name="T5">high school</text:span><text:span text:style-name="T1"> graduation, a friend and I noticed that Facebook had a "change name" feature, and we wondered about its implications. </text:span><text:span text:style-name="T94">Such a change</text:span><text:span text:style-name="T1"> had </text:span><text:span text:style-name="T95">indeed</text:span><text:span text:style-name="T1"> been stirring in the back of my mind for some time, and</text:span><text:span text:style-name="T96"> so it was decided that I would click this strange button, if for no reason other than science. </text:span><text:span text:style-name="T97">With the click of a button, one</text:span><text:span text:style-name="T1"> moment I was Alex, and the next, Sandy.</text:span></text:p>
      <text:p text:style-name="P1"><text:span text:style-name="T69"><text:tab/>D</text:span><text:span text:style-name="T1">espite the ease by which I accomplished this symbolic gesture, </text:span><text:span text:style-name="T98">changing my name</text:span><text:span text:style-name="T1"> </text:span><text:span text:style-name="T22">in actuality</text:span><text:span text:style-name="T1"> proved to be extraordinarily difficult. I was surprised by the ubiquitous opposition erected by those in my life. People simply refused to call me by my new name, most of whom brushed it away as "just a phase" and evidently expected the cognitive difficulty inherent in renaming a familiar concept to be simply not worth the effort.</text:span></text:p>
      <text:p text:style-name="P1"><text:soft-page-break/><text:span text:style-name="T1"><text:tab/>As a result, I found myself moving away from my peer groups and finding new ones, ones in which I could be me on my own terms. <text:s/>It's hard to say if the drastic changes in my life </text:span><text:span text:style-name="T27">which have followed </text:span><text:span text:style-name="T1">since then were due </text:span><text:span text:style-name="T28">more</text:span><text:span text:style-name="T1"> to the differing social structures or from my newly-created identity, but both were certainly a factor.</text:span></text:p>
      <text:p text:style-name="P1"><text:span text:style-name="T1"><text:tab/>To date, only one person from </text:span><text:span text:style-name="T29">my</text:span><text:span text:style-name="T1"> Alex-era has explicitly supported my change of moniker </text:span><text:span text:style-name="T29">–</text:span><text:span text:style-name="T1"> my mother, </text:span><text:span text:style-name="T29">whose </text:span><text:span text:style-name="T1">reasoning </text:span><text:span text:style-name="T29">was explained to me </text:span><text:span text:style-name="T1">thusly: "it's your name and </text:span><text:span text:style-name="T30">volition</text:span><text:span text:style-name="T1">; who am I to tell you otherwise?" </text:span><text:span text:style-name="T31">This remark </text:span><text:span text:style-name="T33">horrified me; </text:span><text:span text:style-name="T31"><text:s/>I found it </text:span><text:span text:style-name="T32">to be </text:span><text:span text:style-name="T31">absolutely haunting,</text:span><text:span text:style-name="T1"> not because she thought it, but because others </text:span><text:span text:style-name="T22">didn't</text:span><text:span text:style-name="T1">. </text:span><text:span text:style-name="T34">This </text:span><text:span text:style-name="T33">I consider to be a very chilling commentary on our society </text:span><text:span text:style-name="T35">at large</text:span><text:span text:style-name="T33">.</text:span></text:p>
      <text:p text:style-name="P2"><text:span text:style-name="T1"><text:tab/></text:span><text:span text:style-name="T2">A friend of mine, Darrin </text:span><text:span text:style-name="T84">Rigo</text:span><text:span text:style-name="T2">, a man whose clarity of thought I greatly admire </text:span><text:span text:style-name="T37">– </text:span><text:span text:style-name="T2">despite </text:span><text:span text:style-name="T3">at the time</text:span><text:span text:style-name="T2"> being one of the biggest lobbyists against my change of name </text:span><text:span text:style-name="T37">–</text:span><text:span text:style-name="T2"> </text:span><text:span text:style-name="T3">recently provided me some insight into this </text:span><text:span text:style-name="T4">phenomenon. </text:span><text:span text:style-name="T5">For the most part, in Western culture, </text:span><text:span text:style-name="T6">Darrin says,</text:span><text:span text:style-name="T5"> names are presumed to be invariant over time. </text:span><text:span text:style-name="T6">Because the change of name occurred simultaneously with my rebellion against other societal constructs (which, it turns out, was a phase), he lumped it in </text:span><text:span text:style-name="T36">whole</text:span><text:span text:style-name="T6"> with the rest of the rebellion. </text:span><text:span text:style-name="T37">Fair enough, </text:span><text:span text:style-name="T38">I must begrudgingly admit, but it wasn't a pleasant experience.</text:span></text:p>
      <text:p text:style-name="P3"><text:span text:style-name="T1"><text:tab/></text:span><text:span text:style-name="T39">Speaking of unpleasant experiences, a</text:span><text:span text:style-name="T7">nother difficulty I had overlooked on the road to a changed name was an aspect of what I have since coined as the “discrimination of the unfamiliar”. </text:span><text:span text:style-name="T8">Despite “Sandy” being an acknowledged shortened form of “Alexander”, this is a little known fact and suffers from a long inferential distance unlike the more common “Alex”. </text:span></text:p>
      <text:p text:style-name="P3"><text:span text:style-name="T8"><text:tab/></text:span><text:span text:style-name="T45">Th</text:span><text:span text:style-name="T46">is</text:span><text:span text:style-name="T45"> discrimination of the unfamiliar is </text:span><text:span text:style-name="T99">perhaps most </text:span><text:span text:style-name="T45">evident when even after I have finished explaining the etymology of my name, people are still hesitant to believe that “Sandy” could possibly be a shortened form of “Alexander”. Indeed, w</text:span><text:span text:style-name="T9">hile I would previously sign my name as “Alex” on official documents, signing as “Sandy”, though not more incorrect, often </text:span><text:span text:style-name="T47">elicits</text:span><text:span text:style-name="T9"> exceptionally undesirable circumstances. </text:span><text:span text:style-name="T10">Half of my assignments in my first term at school went missing due to </text:span><text:span text:style-name="T48">a</text:span><text:span text:style-name="T10"> mistaken intuition that if my student number and last name aligned, I would get my marks back. </text:span><text:span text:style-name="T49">Even</text:span><text:span text:style-name="T10"> </text:span><text:soft-page-break/><text:span text:style-name="T10">more troubling is that I am often asked to leave the bank for the egregious offense of trying to deposit cheques made out to </text:span><text:span text:style-name="T50">me, that is to say, to </text:span><text:span text:style-name="T10">“Sandy”. </text:span><text:span text:style-name="T50">O</text:span><text:span text:style-name="T10">n one attempt I </text:span><text:span text:style-name="T50">actually </text:span><text:span text:style-name="T10">was told that I couldn't possibly be Sandy Maguire, since that was a </text:span><text:span text:style-name="T23">girl'</text:span><text:span text:style-name="T24">s</text:span><text:span text:style-name="T10"> name.</text:span><text:span text:style-name="T2"> </text:span><text:span text:style-name="T11">Unfortunately, short of my inevitable rise to high fame, or massive advocacy campaigns for the proper treatment of underrepresented shortened names, this situation is unlikely to change in my lifetime. </text:span><text:span text:style-name="T12">I am certain that all of the Peggys out there share my frustration.</text:span></text:p>
      <text:p text:style-name="P1"><text:span text:style-name="T1"><text:tab/></text:span><text:span text:style-name="T99">But I digress. </text:span><text:span text:style-name="T1">My opening anecdote, </text:span><text:span text:style-name="T51">aside from</text:span><text:span text:style-name="T1"> being absolutely adorable, serves to showcase an interesting phenomenon: </text:span><text:span text:style-name="T52">that </text:span><text:span text:style-name="T1">our identities are more closely tied to our identifier than we might think at first glance.</text:span></text:p>
      <text:p text:style-name="P5"><text:span text:style-name="T1"><text:tab/></text:span><text:span text:style-name="T53">In his </text:span><text:span text:style-name="T70">scintillating</text:span><text:span text:style-name="T53"> book “G</text:span><text:span text:style-name="T71">ö</text:span><text:span text:style-name="T53">del, Escher, Bach”, </text:span><text:span text:style-name="T1">Douglas Hofstadter makes </text:span><text:span text:style-name="T53">a strong</text:span><text:span text:style-name="T1"> argument </text:span><text:span text:style-name="T53">for</text:span><text:span text:style-name="T1"> the experience of consciousness </text:span><text:span text:style-name="T53">being</text:span><text:span text:style-name="T1"> created by self-referential patterns in the brain </text:span><text:span text:style-name="T54">–</text:span><text:span text:style-name="T1"> that is, </text:span><text:span text:style-name="T54">that </text:span><text:span text:style-name="T1">consciousness </text:span><text:span text:style-name="T54">emerges</text:span><text:span text:style-name="T1"> </text:span><text:span text:style-name="T54">from mental</text:span><text:span text:style-name="T1"> recursion. If this is indeed the case, one's name, the identifier by which one recognizes the self, is certainly such a self-referential pattern.</text:span></text:p>
      <text:p text:style-name="P1"><text:span text:style-name="T1"><text:tab/>As a result </text:span><text:span text:style-name="T72">of this</text:span><text:span text:style-name="T1">, our names </text:span><text:span text:style-name="T55">serve as a </text:span><text:span text:style-name="T1">symbol</text:span><text:span text:style-name="T55">ic representation</text:span><text:span text:style-name="T1"> of ourselves, and, as it turns out, a convenient mental structure in which to store the subtle connotations which we associate with </text:span><text:span text:style-name="T100">the self</text:span><text:span text:style-name="T1">, be they quirky character traits o</text:span><text:span text:style-name="T55">r minute nuances of our personalities</text:span><text:span text:style-name="T1">. Humans simply cannot deal with words as </text:span><text:span text:style-name="T5">Aristotelean</text:span><text:span text:style-name="T1"> symbols </text:span><text:span text:style-name="T62">(Yudkowsky, “Empty Labels”)</text:span><text:span text:style-name="T1">, and thus the symbols </text:span><text:span text:style-name="T56">by </text:span><text:span text:style-name="T1">which we identify get all of these connotations tacked on as extra baggage on the side, usually without our </text:span><text:span text:style-name="T57">explicit </text:span><text:span text:style-name="T1">knowledge </text:span><text:span text:style-name="T63">(Yudkowksy, “How An Algorithm Feels From Inside”)</text:span><text:span text:style-name="T1">.</text:span></text:p>
      <text:p text:style-name="P1"><text:span text:style-name="T1"><text:tab/>In short, a name is a convenient handle for the complex system which we colloquially call a person. It is to a person what a map is to a territory -- useful for making quick heuristics, but known to be low-resolution and only relatively trustworthy.</text:span></text:p>
      <text:p text:style-name="P1"><text:span text:style-name="T1"><text:tab/></text:span><text:span text:style-name="T1">Coming to this understanding, we are </text:span><text:span text:style-name="T58">not far from a most profound realization:</text:span><text:span text:style-name="T1"> </text:span><text:span text:style-name="T59">that </text:span><text:span text:style-name="T1">discarding a name throws out the associated baggage simultaneously. </text:span><text:span text:style-name="T60">A</text:span><text:span text:style-name="T1"> new moniker provides a clean slate on which </text:span><text:span text:style-name="T61">one can</text:span><text:span text:style-name="T1"> inscribe a new personality, </text:span><text:span text:style-name="T61">free of previous associations.</text:span></text:p>
      <text:p text:style-name="P1"><text:soft-page-break/><text:span text:style-name="T1"/></text:p>
      <text:p text:style-name="P1"><text:span text:style-name="T1"><text:tab/>Perhaps unsurprisingly, this topic is one over which I often find myself philosophizing, waxing affectedly with old friends who are likewise interested in the </text:span><text:span text:style-name="T40">human experience</text:span><text:span text:style-name="T1"> of symbols. Regrettably, I am unable to cite them, but among those that have known me long, there is a marked difference in their mind</text:span><text:span text:style-name="T101">s </text:span><text:span text:style-name="T1">between me as "Alex" and me as "Sandy". The </text:span><text:span text:style-name="T41">conceptual aspect between the two names have been separated by partitioning legacy emotional baggage and connotations away from aspects of my character which continue to hold true </text:span><text:span text:style-name="T42">today</text:span><text:span text:style-name="T41">.</text:span></text:p>
      <text:p text:style-name="P1"><text:span text:style-name="T1"><text:tab/>As a matter of fact, I find myself doing this act of </text:span><text:span text:style-name="T5">partitioning</text:span><text:span text:style-name="T1"> subconsciously. There are at least three mental versions of myself going by different names, each of which exemplifies different aspects of my personality. For example, "Winter" is my internal supervillian alter ego who will stop at nothing to prevent "Santino" (the internal hero and my personal role model) from accomplishing his goals. Whenever I find myself procrastinating important things, </text:span><text:span text:style-name="T76">it is immediately</text:span><text:span text:style-name="T1"> classif</text:span><text:span text:style-name="T76">ied</text:span><text:span text:style-name="T1"> as one of <text:s/>Winter's </text:span><text:span text:style-name="T43">acts of</text:span><text:span text:style-name="T1"> sedition to prevent me from accomplishing my true potential. It sounds kind of crazy </text:span><text:span text:style-name="T43">– maybe </text:span><text:span text:style-name="T77">even </text:span><text:span text:style-name="T43">really crazy –</text:span><text:span text:style-name="T1"> but it's </text:span><text:span text:style-name="T44">very useful, instrumentally</text:span><text:span text:style-name="T1">.</text:span></text:p>
      <text:p text:style-name="P6"><text:span text:style-name="T1"><text:tab/></text:span><text:span text:style-name="T73">In conclusion, </text:span><text:span text:style-name="T74"><text:s/></text:span><text:span text:style-name="T79">a</text:span><text:span text:style-name="T74"> thing's identifier is a natural place for the mind to store connotations associated with the thing itself, a fact which can be usefully exploited to </text:span><text:span text:style-name="T75">create</text:span><text:span text:style-name="T25"> tabula rasa</text:span><text:span text:style-name="T75"> for</text:span><text:span text:style-name="T74"> oneself. </text:span><text:span text:style-name="T83">Tread lightly</text:span><text:span text:style-name="T78">, however, as </text:span><text:span text:style-name="T73">names are powerful beasts not to be trifled with </text:span><text:span text:style-name="T74">superciliously, </text:span><text:span text:style-name="T80">and peers are </text:span><text:span text:style-name="T81">often more </text:span><text:span text:style-name="T80">pigheaded </text:span><text:span text:style-name="T81">than they might </text:span><text:span text:style-name="T82">appear. </text:span><text:span text:style-name="T83">If you, gentle reader, </text:span><text:span text:style-name="T85">are considering a change of name, please, </text:span><text:span text:style-name="T102">both </text:span><text:span text:style-name="T85">for cripes' sake, and your own peace of mind, choose something with which the populace is familiar. “John” would be a good choice, and even “Wolfgang” might be acceptable, </text:span><text:span text:style-name="T86">but under no circumstances should you change your name to “Otterly” </text:span><text:span text:style-name="T87">– not even if you love rivers and are </text:span><text:span text:style-name="T88">very playful indeed.</text:span></text:p>
      <text:h text:style-name="P12" text:outline-level="3"><text:span text:style-name="T62">Works Cited</text:span></text:h>
      <text:p text:style-name="P4"><text:span text:style-name="T62"/></text:p>
      <text:p text:style-name="P1"><text:span text:style-name="T1">Hofstadter, Douglas R. </text:span><text:span text:style-name="T26">Gödel, Escher, Bach: An Eternal Golden Braid</text:span><text:span text:style-name="T1">. New York: Basic, 1979. Print.</text:span></text:p>
      <text:p text:style-name="Standard">Rigo, Darrin. Telephone interview. 30 Nov. 2013.</text:p>
      <text:p text:style-name="Standard"/>
      <text:p text:style-name="P7">"Top Names of the 1990s." <text:span text:style-name="T21">Social Security</text:span>. N.p., n.d. Web. 02 Dec. 2013. <text:tab/>&lt;ssa.gov/OACT/babynames/decades/names1990s.html&gt;.</text:p>
      <text:p text:style-name="P7"/>
      <text:p text:style-name="Standard">Yudkowsky, Eliezer. "Empty Labels." <text:span text:style-name="T21">Less Wrong</text:span>. N.p., 14 Feb. 2008. Web. 02 Dec. 2013. <text:tab/>&lt;lesswrong.com/lw/ns/empty_labels/&gt;.</text:p>
      <text:p text:style-name="Standard"/>
      <text:p text:style-name="Standard">Yudkowsky, Eliezer. "How An Algorithm Feels From Inside." <text:span text:style-name="T21">Less Wrong</text:span>. N.p., 11 Feb. 2008. Web. 02 <text:tab/>Dec. 2013. &lt;lesswrong.com/lw/no/&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2T03:50:27</meta:creation-date>
    <dc:date>2013-12-02T07:21:24</dc:date>
    <meta:editing-duration>PT3H29M27S</meta:editing-duration>
    <meta:editing-cycles>119</meta:editing-cycles>
    <meta:generator>LibreOffice/4.0.2.2$Linux_X86_64 LibreOffice_project/400m0$Build-2</meta:generator>
    <meta:document-statistic meta:table-count="0" meta:image-count="0" meta:object-count="0" meta:page-count="6" meta:paragraph-count="29" meta:word-count="1564" meta:character-count="9356" meta:non-whitespace-character-count="7783"/>
  </office:meta>
</office:document-meta>
</file>